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ExecutorHolder.getCommand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ExecutorHolder.setCommandExecutor( CommandExecutor command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